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7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6.426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DejaVu Sans" fo:font-weight="normal" style:font-name-asian="DejaVu Sans1" style:font-weight-asian="normal" style:font-name-complex="DejaVu Sans1" style:font-weight-complex="normal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1" style:font-name-complex="DejaVu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1" style:font-name-complex="DejaVu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/>
          <table:table-cell office:value-type="string" calcext:value-type="string">
            <text:p>préfixe</text:p>
          </table:table-cell>
          <table:table-cell office:value-type="string" calcext:value-type="string">
            <text:p>radical</text:p>
          </table:table-cell>
          <table:table-cell office:value-type="string" calcext:value-type="string">
            <text:p>suffixe</text:p>
          </table:table-cell>
          <table:table-cell table:style-name="ce8" office:value-type="string" calcext:value-type="string">
            <text:p>label_</text:p>
          </table:table-cell>
          <table:table-cell table:style-name="ce8" office:value-type="string" calcext:value-type="string">
            <text:p> Famille Pharmacothérapeutique </text:p>
          </table:table-cell>
          <table:table-cell table:style-name="ce8" office:value-type="string" calcext:value-type="string">
            <text:p> Exemples De DCI (Spécialité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se</text:p>
          </table:table-cell>
          <table:table-cell table:number-columns-repeated="2"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c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inflammatoires non stéroïdiens                   </text:p>
          </table:table-cell>
          <table:table-cell table:style-name="ce6" office:value-type="string" calcext:value-type="string">
            <text:p>Antiinflammatoires non stéroïdiens dérivés de l’ibufénac :Dérivés arylcarboxyliques                      </text:p>
          </table:table-cell>
          <table:table-cell table:style-name="ce6" office:value-type="string" calcext:value-type="string">
            <text:p>Diclofénac (Difal – Voltarène – Xénid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c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Dérivés de l’acide arylacétique</text:p>
          </table:table-cell>
          <table:table-cell table:style-name="ce6" office:value-type="string" calcext:value-type="string">
            <text:p>Bufexamac (Parfenac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ctid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Polypeptides synthétiques | <text:s/>corticotropine | hormones corticosurrénaliennes</text:p>
          </table:table-cell>
          <table:table-cell table:style-name="ce6" office:value-type="string" calcext:value-type="string">
            <text:p>Polypeptides synthétiques agissant comme la  corticotropine (stimulent la sécrétion des hormones corticosurrénaliennes)</text:p>
          </table:table-cell>
          <table:table-cell table:style-name="ce6" office:value-type="string" calcext:value-type="string">
            <text:p>Tétracosactide (Synacthène Retard – Cortrosyn Retard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dol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Analgésiques divers</text:p>
          </table:table-cell>
          <table:table-cell table:style-name="ce6" office:value-type="string" calcext:value-type="string">
            <text:p>Tramadol (Tremado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lo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êta-bloqueurs.</text:p>
          </table:table-cell>
          <table:table-cell table:style-name="ce6" office:value-type="string" calcext:value-type="string">
            <text:p>βbloqueurs.</text:p>
          </table:table-cell>
          <table:table-cell table:style-name="ce6" office:value-type="string" calcext:value-type="string">
            <text:p>Labétalol (Trandate), Sotalol (Sotale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lo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êta-bloqueurs.</text:p>
          </table:table-cell>
          <table:table-cell table:style-name="ce6" office:value-type="string" calcext:value-type="string">
            <text:p>βbloqueurs.</text:p>
          </table:table-cell>
          <table:table-cell table:style-name="ce6" office:value-type="string" calcext:value-type="string">
            <text:p>Labétalol (Trandate), Sotalol (Sotale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ndr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Stéroïdes androgènes</text:p>
          </table:table-cell>
          <table:table-cell table:style-name="ce6" office:value-type="string" calcext:value-type="string">
            <text:p>Nandrolone (DécaDurabolin – Dynabolan – Kératyl.. ), Androstanolone (Andractim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nte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tiparasitaire</text:p>
          </table:table-cell>
          <table:table-cell table:style-name="ce6" office:value-type="string" calcext:value-type="string">
            <text:p>Anthelminthiques sans structure chimique précise</text:p>
          </table:table-cell>
          <table:table-cell table:style-name="ce6" office:value-type="string" calcext:value-type="string">
            <text:p>Pyrantel (Combantrin – Helminto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p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dépresseurs </text:p>
          </table:table-cell>
          <table:table-cell table:style-name="ce6" office:value-type="string" calcext:value-type="string">
            <text:p>Composés tricycliques à activité psychotique</text:p>
          </table:table-cell>
          <table:table-cell table:style-name="ce6" office:value-type="string" calcext:value-type="string">
            <text:p>Clozapine (Lepone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rab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microbien | Anticancéreux</text:p>
          </table:table-cell>
          <table:table-cell table:style-name="ce6" office:value-type="string" calcext:value-type="string">
            <text:p>Antinéoplasiques antiviraux, dérivés de  l’arabinofuranose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ab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microbien | Anticancéreux</text:p>
          </table:table-cell>
          <table:table-cell table:style-name="ce6" office:value-type="string" calcext:value-type="string">
            <text:p>Antinéoplasiques antiviraux, dérivés de  l’arabinofuranose</text:p>
          </table:table-cell>
          <table:table-cell table:style-name="ce6" office:value-type="string" calcext:value-type="string">
            <text:p>Cytarabine (Aracyti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ro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coagulants </text:p>
          </table:table-cell>
          <table:table-cell table:style-name="ce6" office:value-type="string" calcext:value-type="string">
            <text:p>Anticoagulants coumariniques</text:p>
          </table:table-cell>
          <table:table-cell table:style-name="ce6" office:value-type="string" calcext:value-type="string">
            <text:p>Acénocoumarol (Sintrom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st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histaminiques H1 </text:p>
          </table:table-cell>
          <table:table-cell table:style-name="ce6" office:value-type="string" calcext:value-type="string">
            <text:p>Antihistaminiques H1 non classés ailleurs</text:p>
          </table:table-cell>
          <table:table-cell table:style-name="ce6" office:value-type="string" calcext:value-type="string">
            <text:p>Azélastine (Allergodil), Lévocabastine (Lévophta), Mizolastine (Milastine <text:s/>Mizolle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zam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xiolytiques | benzodiazépine</text:p>
          </table:table-cell>
          <table:table-cell table:style-name="ce6" office:value-type="string" calcext:value-type="string">
            <text:p>Suffixe remplaçant la désinence –azépam dans quelques composés anxiolytiques à noyau benzodiazépine</text:p>
          </table:table-cell>
          <table:table-cell table:style-name="ce6" office:value-type="string" calcext:value-type="string">
            <text:p>Clobazam (Urbany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zéni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benzodiazépines</text:p>
          </table:table-cell>
          <table:table-cell table:style-name="ce6" office:value-type="string" calcext:value-type="string">
            <text:p>Substances agonistes/antagonistes des récepteurs aux benzodiazépines, à dominante antagoniste</text:p>
          </table:table-cell>
          <table:table-cell table:style-name="ce6" office:value-type="string" calcext:value-type="string">
            <text:p>Flumazénil (Anexat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zépam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enzodiazépines</text:p>
          </table:table-cell>
          <table:table-cell table:style-name="ce6" office:value-type="string" calcext:value-type="string">
            <text:p>Benzodiazépines du groupe du diazépam </text:p>
          </table:table-cell>
          <table:table-cell table:style-name="ce6" office:value-type="string" calcext:value-type="string">
            <text:p>Diazépam (Valium), Nordazépam (Nordaz), Clonazépam (Clonopin <text:s/>Rivotril), Flunitrazépam (Hypnosédon – Narcozep), Tetrazépam (Musaril <text:s/>Myolastan), Clotiazépam (Vératra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zoc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algésiques | récepteurs morphiniques</text:p>
          </table:table-cell>
          <table:table-cell table:style-name="ce6" office:value-type="string" calcext:value-type="string">
            <text:p>Analgésiques et plus généralement antagonistesagonistes des récepteurs morphiniques</text:p>
          </table:table-cell>
          <table:table-cell table:style-name="ce6" office:value-type="string" calcext:value-type="string">
            <text:p>Pentazoci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zolam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enzodiazépines | anxiolytiques</text:p>
          </table:table-cell>
          <table:table-cell table:style-name="ce6" office:value-type="string" calcext:value-type="string">
            <text:p>Benzodiazépines anxiolytiques</text:p>
          </table:table-cell>
          <table:table-cell table:style-name="ce6" office:value-type="string" calcext:value-type="string">
            <text:p>Alprazolam (Alpraz – Xana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zolam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enzodiazépines | hypnotiques</text:p>
          </table:table-cell>
          <table:table-cell table:style-name="ce6" office:value-type="string" calcext:value-type="string">
            <text:p>Benzodiazépines hypnotiques</text:p>
          </table:table-cell>
          <table:table-cell table:style-name="ce6" office:value-type="string" calcext:value-type="string">
            <text:p>Triazolam (Halcio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zol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Vasoconstricteurs</text:p>
          </table:table-cell>
          <table:table-cell table:style-name="ce6" office:value-type="string" calcext:value-type="string">
            <text:p>Vasoconstricteurs locaux à noyau imidazoline</text:p>
          </table:table-cell>
          <table:table-cell table:style-name="ce6" office:value-type="string" calcext:value-type="string">
            <text:p>Naphazoline (Colyre Bleu – Deltarhinol…), Xylométazoline (Otrivi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zo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algésiques </text:p>
          </table:table-cell>
          <table:table-cell table:style-name="ce6" office:value-type="string" calcext:value-type="string">
            <text:p>Analgésiques et antipyrétiques pyrazolés mais sans propriétés antiinflammatoires majeures.(voir aussi –butazone)</text:p>
          </table:table-cell>
          <table:table-cell table:style-name="ce6" office:value-type="string" calcext:value-type="string">
            <text:p>Phénazone (HEC – Migralgine – Otipax), Propyphénazone (Claradol Plus – Spasmoplus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zos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lpha1 bloquants | antihypertensseurs vasodilatateurs</text:p>
          </table:table-cell>
          <table:table-cell table:style-name="ce6" office:value-type="string" calcext:value-type="string">
            <text:p>Alpha1 bloquants (quinazolines), utilisés comme antihypertensseurs vasodilatateurs</text:p>
          </table:table-cell>
          <table:table-cell table:style-name="ce6" office:value-type="string" calcext:value-type="string">
            <text:p>Doxazosine (Cardura),Prazosine (Alpress Minipress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actam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biotiques </text:p>
          </table:table-cell>
          <table:table-cell table:style-name="ce6" office:value-type="string" calcext:value-type="string">
            <text:p>Antibiotiques inhibiteurs des bêtalactamases</text:p>
          </table:table-cell>
          <table:table-cell table:style-name="ce6" office:value-type="string" calcext:value-type="string">
            <text:p>Sulbactam (Unasy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amat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tranquillisantes</text:p>
          </table:table-cell>
          <table:table-cell table:style-name="ce6" office:value-type="string" calcext:value-type="string">
            <text:p>Carbamates à propriétés essentiellement tranquillisantes</text:p>
          </table:table-cell>
          <table:table-cell table:style-name="ce6" office:value-type="string" calcext:value-type="string">
            <text:p>Méprobamate (Equanil – Mépronizi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arb </text:p>
          </table:table-cell>
          <table:table-cell table:number-columns-repeated="2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Barbituriques | hypnosédatives</text:p>
          </table:table-cell>
          <table:table-cell table:style-name="ce6" office:value-type="string" calcext:value-type="string">
            <text:p>Dérivés barbituriques ( ou thiobarbituriques) :à propriétés hypnosédatives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barbital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arbituriques | hypnosédatives</text:p>
          </table:table-cell>
          <table:table-cell table:style-name="ce6" office:value-type="string" calcext:value-type="string">
            <text:p>Dérivés barbituriques ( ou thiobarbituriques) :à propriétés hypnosédatives</text:p>
          </table:table-cell>
          <table:table-cell table:style-name="ce6" office:value-type="string" calcext:value-type="string">
            <text:p>Amobarbital, Phénobarbital (Gardénal <text:s/>Natisédi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arbital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esthésiques</text:p>
          </table:table-cell>
          <table:table-cell table:style-name="ce6" office:value-type="string" calcext:value-type="string">
            <text:p>à propriétés  anesthésiques générales</text:p>
          </table:table-cell>
          <table:table-cell table:style-name="ce6" office:value-type="string" calcext:value-type="string">
            <text:p>Penthiobarbi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arbital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ranquillisantes  </text:p>
          </table:table-cell>
          <table:table-cell table:style-name="ce6" office:value-type="string" calcext:value-type="string">
            <text:p>à propriétés tranquillisantes  </text:p>
          </table:table-cell>
          <table:table-cell table:style-name="ce6" office:value-type="string" calcext:value-type="string">
            <text:p>Fébarbamat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endazol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tiparasitaire</text:p>
          </table:table-cell>
          <table:table-cell table:style-name="ce6" office:value-type="string" calcext:value-type="string">
            <text:p>Anthelminthiques à noyau benzimidazole</text:p>
          </table:table-cell>
          <table:table-cell table:style-name="ce6" office:value-type="string" calcext:value-type="string">
            <text:p>Albendazole (Azole – Zentel), Mébendazole (Oxitover – Sufil –Vermo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étazol 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Corticostéroïdes | cortisone </text:p>
          </table:table-cell>
          <table:table-cell table:style-name="ce6" office:value-type="string" calcext:value-type="string">
            <text:p>Corticostéroïdes qui ne possèdent pas tous les substituants présents dans la cortisone et la prednisolone</text:p>
          </table:table-cell>
          <table:table-cell table:style-name="ce6" office:value-type="string" calcext:value-type="string">
            <text:p>Clobétazol (Dermova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ol </text:p>
          </table:table-cell>
          <table:table-cell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Stéroïdes anabolisants </text:p>
          </table:table-cell>
          <table:table-cell table:style-name="ce6" office:value-type="string" calcext:value-type="string">
            <text:p>Stéroïdes anabolisants protéiniques</text:p>
          </table:table-cell>
          <table:table-cell table:style-name="ce6" office:value-type="string" calcext:value-type="string">
            <text:p>Trenbolo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utazone 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algésiques antiinflammatoires</text:p>
          </table:table-cell>
          <table:table-cell table:style-name="ce6" office:value-type="string" calcext:value-type="string">
            <text:p>Analgésiques antiinflammatoires du groupe de la phénylbutazone (pyrazolés)</text:p>
          </table:table-cell>
          <table:table-cell table:style-name="ce6" office:value-type="string" calcext:value-type="string">
            <text:p>Phénylbutazone (AlphaKadol <text:s/>Butazolidi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aï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6" office:value-type="string" calcext:value-type="string">
            <text:p>Antiarythmiques |troubles du rythme cardiaque</text:p>
          </table:table-cell>
          <table:table-cell table:style-name="ce6" office:value-type="string" calcext:value-type="string">
            <text:p>Antiarythmiques de la classe I</text:p>
          </table:table-cell>
          <table:table-cell table:style-name="ce6" office:value-type="string" calcext:value-type="string">
            <text:p>Flécaïnide (Flécaï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aï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esthésiques </text:p>
          </table:table-cell>
          <table:table-cell table:style-name="ce6" office:value-type="string" calcext:value-type="string">
            <text:p>Anesthésiques locaux</text:p>
          </table:table-cell>
          <table:table-cell table:style-name="ce6" office:value-type="string" calcext:value-type="string">
            <text:p>Bupivacaïne (Marcaïne – Périanest),Lidocaïne (Elma – ProctoGlyvénol <text:s/>Xylocaïne…), Oxybuprocaïne (Novési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alci</text:p>
            <text:p> calci</text:p>
            <text:p/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Sécostéroïdes analogues de la vitamine D</text:p>
          </table:table-cell>
          <table:table-cell table:style-name="ce6" office:value-type="string" calcext:value-type="string">
            <text:p>Alfacalcidol (UnAlfa), Calcifédiol (Dedrogyl – Hidroférol), Calcipotriol (Daivone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arbef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biotiques </text:p>
          </table:table-cell>
          <table:table-cell table:style-name="ce6" office:value-type="string" calcext:value-type="string">
            <text:p>Antibiotiques dérivés des carbacéphems  du groupe des bêtalactamines</text:p>
          </table:table-cell>
          <table:table-cell table:style-name="ce6" office:value-type="string" calcext:value-type="string">
            <text:p>Loracarbef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éf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/>
            <text:p>antibiotiques </text:p>
          </table:table-cell>
          <table:table-cell table:style-name="ce6" office:value-type="string" calcext:value-type="string">
            <text:p>Céphalosporines</text:p>
            <text:p>antibiotiques dérivés de l'acide céphalosporanique ;</text:p>
          </table:table-cell>
          <table:table-cell table:style-name="ce6" office:value-type="string" calcext:value-type="string">
            <text:p>Céfaclor (Alfatil – Cloracef), Céfpodoxime (Orélox), Céftazidime (Fortum), Céfuroxime (Zinnat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id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biotiques </text:p>
          </table:table-cell>
          <table:table-cell table:style-name="ce6" office:value-type="string" calcext:value-type="string">
            <text:p>Antibiotiques d’origine naturelle (à l’exception des antinéoplasiques), lorsqu’ils n’appartiennent pas à une famille définie</text:p>
          </table:table-cell>
          <table:table-cell table:style-name="ce6" office:value-type="string" calcext:value-type="string">
            <text:p>Gramicidi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illinam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biotiques </text:p>
          </table:table-cell>
          <table:table-cell table:style-name="ce6" office:value-type="string" calcext:value-type="string">
            <text:p>Amidinopénicillines, antibiotiques du groupe des bêtalactamines (mécillinams)</text:p>
          </table:table-cell>
          <table:table-cell table:style-name="ce6" office:value-type="string" calcext:value-type="string">
            <text:p>Pivmécillinam (Selexid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ill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biotiques </text:p>
          </table:table-cell>
          <table:table-cell table:style-name="ce6" office:value-type="string" calcext:value-type="string">
            <text:p>Aminopénicillines, antibiotiques du groupe des bêtalactamines (sauf les mécillinams)</text:p>
          </table:table-cell>
          <table:table-cell table:style-name="ce6" office:value-type="string" calcext:value-type="string">
            <text:p>Amoxicilline (Amoxil – Clamoxyl <text:s/>Néomox…), Ampicilline (Amblosin – Opticilline – Totapen…), Flucloxacilline (Astaph – Floxapen – Staphypen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itab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viraux</text:p>
          </table:table-cell>
          <table:table-cell table:style-name="ce6" office:value-type="string" calcext:value-type="string">
            <text:p>Nucléosides antiviraux ou agents antinéoplasiques dérivés de la cytidine</text:p>
          </table:table-cell>
          <table:table-cell table:style-name="ce6" office:value-type="string" calcext:value-type="string">
            <text:p>Zalcitabine (Hivid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lo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Hypnotiques | tranquilisants </text:p>
          </table:table-cell>
          <table:table-cell table:style-name="ce6" office:value-type="string" calcext:value-type="string">
            <text:p>Hypnotiques et tranquilisants du groupe des cyclopyrrolones</text:p>
          </table:table-cell>
          <table:table-cell table:style-name="ce6" office:value-type="string" calcext:value-type="string">
            <text:p>Zopiclone (Imova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onazol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fongiques </text:p>
          </table:table-cell>
          <table:table-cell table:style-name="ce6" office:value-type="string" calcext:value-type="string">
            <text:p>Antifongiques systémiques du groupe du miconazole</text:p>
          </table:table-cell>
          <table:table-cell table:style-name="ce6" office:value-type="string" calcext:value-type="string">
            <text:p>Kétoconazole (Kétoderm <text:s/>Nizoral), Fluconazole (Diflucan – Trifluca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ort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Corticostéroïdes</text:p>
          </table:table-cell>
          <table:table-cell table:style-name="ce6" office:value-type="string" calcext:value-type="string">
            <text:p>Corticostéroïdes, autres que les dérivés de la prednisolone</text:p>
          </table:table-cell>
          <table:table-cell table:style-name="ce6" office:value-type="string" calcext:value-type="string">
            <text:p>Hydrocortisone (Bacicoline <text:s/>Efficort –Néocort…), Tixocortol (OroPivalone – Thiovalone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romi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allergiques </text:p>
          </table:table-cell>
          <table:table-cell table:style-name="ce6" office:value-type="string" calcext:value-type="string">
            <text:p>Antiallergiques analogues de l’acide cromoglicique</text:p>
          </table:table-cell>
          <table:table-cell table:style-name="ce6" office:value-type="string" calcext:value-type="string">
            <text:p>Nédocromil (Tilad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urium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esthésiques</text:p>
          </table:table-cell>
          <table:table-cell table:style-name="ce6" office:value-type="string" calcext:value-type="string">
            <text:p>Ammoniums quaternaires à activité semblable à celle des curares (curarisants)</text:p>
          </table:table-cell>
          <table:table-cell table:style-name="ce6" office:value-type="string" calcext:value-type="string">
            <text:p>Pancuronium (Pavulon), Rocuronium (Esmeron), Vécuronium (Norcuro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uronium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esthésiques</text:p>
          </table:table-cell>
          <table:table-cell table:style-name="ce6" office:value-type="string" calcext:value-type="string">
            <text:p>Ammoniums quaternaires à activité semblable à celle des curares (curarisants)</text:p>
          </table:table-cell>
          <table:table-cell table:style-name="ce6" office:value-type="string" calcext:value-type="string">
            <text:p>Pancuronium (Pavulon), Rocuronium (Esmeron), Vécuronium (Norcuro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ycl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Tétracyclines</text:p>
          </table:table-cell>
          <table:table-cell table:style-name="ce6" office:value-type="string" calcext:value-type="string">
            <text:p>Doxycycline (Doxymycine – Longamycine – Vibra…), Métacycline (Physiomycine), Minocycine (Mynoci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pso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viraux</text:p>
          </table:table-cell>
          <table:table-cell table:style-name="ce6" office:value-type="string" calcext:value-type="string">
            <text:p>Sulfones antimycobactériennes (tuberculose, lèpre), dérivés de la dapsone</text:p>
          </table:table-cell>
          <table:table-cell table:style-name="ce6" office:value-type="string" calcext:value-type="string">
            <text:p>Amidapso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il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Vasodilatateurs antihypertenseurs</text:p>
          </table:table-cell>
          <table:table-cell table:style-name="ce6" office:value-type="string" calcext:value-type="string">
            <text:p>Minoxidil, Urapidi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il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Vasodilatateurs antiangoreux</text:p>
          </table:table-cell>
          <table:table-cell table:style-name="ce6" office:value-type="string" calcext:value-type="string">
            <text:p>Bépridil (Cordium), Diltiazem (Altiazem – Dilrène – Tildiem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ip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Inhibiteurs calciques </text:p>
          </table:table-cell>
          <table:table-cell table:style-name="ce6" office:value-type="string" calcext:value-type="string">
            <text:p>Inhibiteurs calciques du groupe de la nifédipine (dihydropyridines)</text:p>
          </table:table-cell>
          <table:table-cell table:style-name="ce6" office:value-type="string" calcext:value-type="string">
            <text:p>Amlodipine (Amlor), Nifédipine (Adalate – Coracten – Nifédicor...), Nitrendipine (Baypress <text:s/>Hiperdi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opa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parkinsoniens | inhibiteurs prolactine</text:p>
          </table:table-cell>
          <table:table-cell table:style-name="ce6" office:value-type="string" calcext:value-type="string">
            <text:p>Agonistes des récepteurs dopaminergiques, utilisés comme antiparkinsoniens ou inhibiteurs de la prolactine</text:p>
          </table:table-cell>
          <table:table-cell table:style-name="ce6" office:value-type="string" calcext:value-type="string">
            <text:p>Lévodopa (Modopar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opa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Dérivés favorisants les actions de la dopamine</text:p>
          </table:table-cell>
          <table:table-cell table:style-name="ce6" office:value-type="string" calcext:value-type="string">
            <text:p>Carbidopa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ralaz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hypertenseurs</text:p>
          </table:table-cell>
          <table:table-cell table:style-name="ce6" office:value-type="string" calcext:value-type="string">
            <text:p>Antihypertenseurs dérivés de l’hydralazine et de la phtalazine</text:p>
          </table:table-cell>
          <table:table-cell table:style-name="ce6" office:value-type="string" calcext:value-type="string">
            <text:p>Déhydralazi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r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Sympathomimétiques dérivés de la phényléthylamine et particulièrement des éphédrines</text:p>
          </table:table-cell>
          <table:table-cell table:style-name="ce6" office:value-type="string" calcext:value-type="string">
            <text:p>Dioxéthédrine (Bexol), Noréphédrine (Dénoral Cp. – Rinurel – Rupto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r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Sympathomimétiques dérivés de la phényléthylamine et particulièrement des éphédrines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dronat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Régulateur métabolique</text:p>
          </table:table-cell>
          <table:table-cell table:style-name="ce6" office:value-type="string" calcext:value-type="string">
            <text:p>Régulateurs du métabolisme du calcium (Diphosphonates)</text:p>
          </table:table-cell>
          <table:table-cell table:style-name="ce6" office:value-type="string" calcext:value-type="string">
            <text:p>Étidronate (Didronel), Résidronate (Actone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ronique (acide)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Régulateur métabolique</text:p>
          </table:table-cell>
          <table:table-cell table:style-name="ce6" office:value-type="string" calcext:value-type="string">
            <text:p>Régulateurs du métabolisme du calcium (Diphosphonates)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ect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Parasiticides </text:p>
          </table:table-cell>
          <table:table-cell table:style-name="ce6" office:value-type="string" calcext:value-type="string">
            <text:p>Parasiticides dérivés de l’avermectine</text:p>
          </table:table-cell>
          <table:table-cell table:style-name="ce6" office:value-type="string" calcext:value-type="string">
            <text:p>Ivermecti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rg</text:p>
          </table:table-cell>
          <table:table-cell table:number-columns-repeated="2" table:style-name="ce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6" office:value-type="string" calcext:value-type="string">
            <text:p>Alcaloïdes | ergot de seigle</text:p>
          </table:table-cell>
          <table:table-cell table:style-name="ce6" office:value-type="string" calcext:value-type="string">
            <text:p>Alcaloïdes de l’ergot de seigle et leurs dérivés</text:p>
          </table:table-cell>
          <table:table-cell table:style-name="ce6" office:value-type="string" calcext:value-type="string">
            <text:p>Dihydroergotamine (Ikaran – Seglor – Tamik...), Méthylergométrine (Méthergin), Nicergoline (Sermion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str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Oestrogènes stéroïdiens</text:p>
          </table:table-cell>
          <table:table-cell table:style-name="ce6" office:value-type="string" calcext:value-type="string">
            <text:p>Ethinylestradiol (Adépal – Diane – Minidril…), Promestriène (Colposeptine – Colpotrophine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str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Oestrogènes non stéroïdiens</text:p>
          </table:table-cell>
          <table:table-cell table:style-name="ce6" office:value-type="string" calcext:value-type="string">
            <text:p>Diéthylsilbestro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étanid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Diurétiques </text:p>
          </table:table-cell>
          <table:table-cell table:style-name="ce6" office:value-type="string" calcext:value-type="string">
            <text:p>Diurétiques de l’anse, diurétiques hypokaliémiants (peut être élidé en –anide)</text:p>
          </table:table-cell>
          <table:table-cell table:style-name="ce6" office:value-type="string" calcext:value-type="string">
            <text:p>Pirétanid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x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ucolytiques</text:p>
          </table:table-cell>
          <table:table-cell table:style-name="ce6" office:value-type="string" calcext:value-type="string">
            <text:p>Mucolytiques de type bromhexine</text:p>
          </table:table-cell>
          <table:table-cell table:style-name="ce6" office:value-type="string" calcext:value-type="string">
            <text:p>Dembrexi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énamate 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inflammatoires non Stéroïdiens</text:p>
          </table:table-cell>
          <table:table-cell table:style-name="ce6" office:value-type="string" calcext:value-type="string">
            <text:p>Antiinflammatoires non Stéroïdiens, dérivés de l’acide anthranilique, groupe des fénamates</text:p>
          </table:table-cell>
          <table:table-cell table:style-name="ce6" office:value-type="string" calcext:value-type="string">
            <text:p>Acide Méfénamique (Ponstyl), Acide Tolfénamique (Clotan), Etofénamate (Rheumo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énamique (acide)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inflammatoires non Stéroïdiens</text:p>
          </table:table-cell>
          <table:table-cell table:style-name="ce6" office:value-type="string" calcext:value-type="string">
            <text:p>Antiinflammatoires non Stéroïdiens, dérivés de l’acide anthranilique, groupe des fénamates</text:p>
          </table:table-cell>
          <table:table-cell table:style-name="ce6" office:value-type="string" calcext:value-type="string">
            <text:p>Acide Méfénamique (Ponstyl), Acide Tolfénamique (Clotan), Etofénamate (Rheumo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én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algésiques </text:p>
          </table:table-cell>
          <table:table-cell table:style-name="ce6" office:value-type="string" calcext:value-type="string">
            <text:p>analgésiques périphériques dérivés de la glafénine</text:p>
          </table:table-cell>
          <table:table-cell table:style-name="ce6" office:value-type="string" calcext:value-type="string">
            <text:p>Floctafénine (Idarac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hén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exploration fonctionnelle</text:p>
          </table:table-cell>
          <table:table-cell table:style-name="ce6" office:value-type="string" calcext:value-type="string">
            <text:p>Dérivés de l’acide phénylcarbamoylméthyliminodiacétique, utilisés en exploration fonctionnelle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fentani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algésiques </text:p>
          </table:table-cell>
          <table:table-cell table:style-name="ce6" office:value-type="string" calcext:value-type="string">
            <text:p>Analgésiques centraux de type fentanyl</text:p>
          </table:table-cell>
          <table:table-cell table:style-name="ce6" office:value-type="string" calcext:value-type="string">
            <text:p>Alfentanil (Rapifen), Sufentanil (Sufenta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ibrat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ibrates normolipémiantes</text:p>
          </table:table-cell>
          <table:table-cell table:style-name="ce6" office:value-type="string" calcext:value-type="string">
            <text:p>Ciprofibrate (Lipanor), Fénofibrate (Lipanthy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loxac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luoroquinolones</text:p>
          </table:table-cell>
          <table:table-cell table:style-name="ce6" office:value-type="string" calcext:value-type="string">
            <text:p>Ciprofloxacine (Catex – Ciproxine – TMS…), Lévofloxacine (Tavanic), Norfloxacine (Noracin – Urobacid – Uroctal…), Ofloxacine (Oflocet – Quinolox – Uroflox), Trovafloxacine (Trova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lura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ésthésiques </text:p>
          </table:table-cell>
          <table:table-cell table:style-name="ce6" office:value-type="string" calcext:value-type="string">
            <text:p>Anésthésiques généraux, dérivés halogénés volatiles</text:p>
          </table:table-cell>
          <table:table-cell table:style-name="ce6" office:value-type="string" calcext:value-type="string">
            <text:p>Enflura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orm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hypoglycémiants oraux</text:p>
          </table:table-cell>
          <table:table-cell table:style-name="ce6" office:value-type="string" calcext:value-type="string">
            <text:p>Biguanides, hypoglycémiants oraux</text:p>
          </table:table-cell>
          <table:table-cell table:style-name="ce6" office:value-type="string" calcext:value-type="string">
            <text:p>Metformine (Glycan – Glucophage – Stagid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r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Sympathomimétiques dérivés de la phényléthylamine, en particulier de type adrénaline (= épinéphrine) ou phényléphrine (= néosynéphrine)</text:p>
          </table:table-cell>
          <table:table-cell table:style-name="ce6" office:value-type="string" calcext:value-type="string">
            <text:p>Dipivéphrine (Propine), Etiléfrine (Effortil), Phénylephrine (Diméthane – Rinomicine)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yll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bronchodilatateurs</text:p>
          </table:table-cell>
          <table:table-cell table:style-name="ce6" office:value-type="string" calcext:value-type="string">
            <text:p>Méthylxanthines bronchodilatateurs(autrefois orthographiés –phylline (diprophylline)</text:p>
          </table:table-cell>
          <table:table-cell table:style-name="ce6" office:value-type="string" calcext:value-type="string">
            <text:p>Bamifylline (Trentadil)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hyll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bronchodilatateurs</text:p>
          </table:table-cell>
          <table:table-cell table:style-name="ce6" office:value-type="string" calcext:value-type="string">
            <text:p>Méthylxanthines bronchodilatateurs(autrefois orthographiés –phylline (diprophylline)</text:p>
          </table:table-cell>
          <table:table-cell table:style-name="ce6" office:value-type="string" calcext:value-type="string">
            <text:p>Bamifylline (Trentadil)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ab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tiépileptiques</text:p>
          </table:table-cell>
          <table:table-cell table:style-name="ce6" office:value-type="string" calcext:value-type="string">
            <text:p>Composés gabamimétiques, utilisés comme antiépileptiques</text:p>
          </table:table-cell>
          <table:table-cell table:style-name="ce6" office:value-type="string" calcext:value-type="string">
            <text:p>Vigabatri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ado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exploration fonctionnelle</text:p>
          </table:table-cell>
          <table:table-cell table:style-name="ce6" office:value-type="string" calcext:value-type="string">
            <text:p>Produits pour exploration fonctionnelle, dérivés du gadolinium</text:p>
          </table:table-cell>
          <table:table-cell table:style-name="ce6" office:value-type="string" calcext:value-type="string">
            <text:p>Gadopentétate (Magnevist), Gadotérate (Dotarem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est</text:p>
          </table:table-cell>
          <table:table-cell table:number-columns-repeated="3"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Stéroïdes progestatifs </text:p>
          </table:table-cell>
          <table:table-cell table:style-name="ce6" office:value-type="string" calcext:value-type="string">
            <text:p>Progestérone (DiPro Oleosum – Progestogel – Tocogestan...), Lévonorgestrel (Adépal <text:s/>Microval – Trigynon…), Nomégestrol (Lutényl), Promégestone (Surgestone), Médrogestone (Colpro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estéro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Stéroïdes cétoniques </text:p>
          </table:table-cell>
          <table:table-cell table:style-name="ce6" office:value-type="string" calcext:value-type="string">
            <text:p>Stéroïdes cétoniques progestatifs naturels ou de synthèse.</text:p>
          </table:table-cell>
          <table:table-cell table:style-name="ce6" office:value-type="string" calcext:value-type="string">
            <text:p>Dydrogestérone (Duphastan), Progestérone (Progestogel – Tocogestan – Utrogesta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il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Inhibiteurs de la monoamineoxydase (IMAO) de type B</text:p>
          </table:table-cell>
          <table:table-cell table:style-name="ce6" office:value-type="string" calcext:value-type="string">
            <text:p>Sélégili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i 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Sulfamides hypoglycémiants</text:p>
          </table:table-cell>
          <table:table-cell table:style-name="ce6" office:value-type="string" calcext:value-type="string">
            <text:p>Sulfamides hypoglycémiants.(autrefois orthographié gly)</text:p>
          </table:table-cell>
          <table:table-cell table:style-name="ce6" office:value-type="string" calcext:value-type="string">
            <text:p>Glibenclamide (Benclamid – Daonil – Glidiabet…), Gliclazide (Diamicron – Glyazid – Glycémat), Glimépiride (Amare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y 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Sulfamides hypoglycémiants</text:p>
          </table:table-cell>
          <table:table-cell table:style-name="ce6" office:value-type="string" calcext:value-type="string">
            <text:p>Sulfamides hypoglycémiants.(autrefois orthographié gly)</text:p>
          </table:table-cell>
          <table:table-cell table:style-name="ce6" office:value-type="string" calcext:value-type="string">
            <text:p>Glibenclamide (Benclamid – Daonil – Glidiabet…), Gliclazide (Diamicron – Glyazid – Glycémat), Glimépiride (Amare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olid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parkinsoniens | inhibiteurs prolactine</text:p>
          </table:table-cell>
          <table:table-cell table:style-name="ce6" office:value-type="string" calcext:value-type="string">
            <text:p>Agonistes  dopaminergiques, dérivés de l’ergoline, utilisés comme antiparkinsoniens ou inhibiteurs de la prolactine</text:p>
          </table:table-cell>
          <table:table-cell table:style-name="ce6" office:value-type="string" calcext:value-type="string">
            <text:p>Quinagolide (Norprolac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uan</text:p>
          </table:table-cell>
          <table:table-cell table:style-name="ce6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Antihypertenseurs </text:p>
          </table:table-cell>
          <table:table-cell table:style-name="ce6" office:value-type="string" calcext:value-type="string">
            <text:p>Antihypertenseurs dérivés de la guanidine</text:p>
          </table:table-cell>
          <table:table-cell table:style-name="ce6" office:value-type="string" calcext:value-type="string">
            <text:p>Guanfacine (Estulic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cam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inflammatoires non stéroïdiens </text:p>
          </table:table-cell>
          <table:table-cell table:style-name="ce6" office:value-type="string" calcext:value-type="string">
            <text:p>Antiinflammatoires non stéroïdiens du groupe des oxicams</text:p>
          </table:table-cell>
          <table:table-cell table:style-name="ce6" office:value-type="string" calcext:value-type="string">
            <text:p>Piroxicam (Brexin – Feldène – Zildam…), Méloxicam (Mobic), Ténoxicam (Doxican <text:s/>Tilcoti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fè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Inducteurs d’ovulation</text:p>
          </table:table-cell>
          <table:table-cell table:style-name="ce6" office:value-type="string" calcext:value-type="string">
            <text:p>Dérivés du triaryléthylène :Inducteurs d’ovulation</text:p>
          </table:table-cell>
          <table:table-cell table:style-name="ce6" office:value-type="string" calcext:value-type="string">
            <text:p> Clomifène (Clomid – Prolife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fè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Cytostatiques| antiœstrogènes</text:p>
          </table:table-cell>
          <table:table-cell table:style-name="ce6" office:value-type="string" calcext:value-type="string">
            <text:p>Cytostatiques antiœstrogènes</text:p>
          </table:table-cell>
          <table:table-cell table:style-name="ce6" office:value-type="string" calcext:value-type="string">
            <text:p>Tamoxifène (Nolvade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mus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Immunosupresseurs </text:p>
          </table:table-cell>
          <table:table-cell table:style-name="ce6" office:value-type="string" calcext:value-type="string">
            <text:p>Immunosupresseurs autres que les antinéoplasiques</text:p>
          </table:table-cell>
          <table:table-cell table:style-name="ce6" office:value-type="string" calcext:value-type="string">
            <text:p>Tacrolimu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o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exploration fonctionnelle</text:p>
          </table:table-cell>
          <table:table-cell table:style-name="ce6" office:value-type="string" calcext:value-type="string">
            <text:p>Produits de contraste iodés</text:p>
          </table:table-cell>
          <table:table-cell table:style-name="ce6" office:value-type="string" calcext:value-type="string">
            <text:p>Acide Ioxitalamique (Télébrix), Iopamidol (IopamironIopromide (Ultravist), Iopydol (Hytrast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o ou iod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exploration fonctionnelle</text:p>
          </table:table-cell>
          <table:table-cell table:style-name="ce6" office:value-type="string" calcext:value-type="string">
            <text:p>Dérivés iodés autres que les produits de contraste</text:p>
          </table:table-cell>
          <table:table-cell table:style-name="ce6" office:value-type="string" calcext:value-type="string">
            <text:p>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ptan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sérotonine | 5 HT1</text:p>
          </table:table-cell>
          <table:table-cell table:style-name="ce6" office:value-type="string" calcext:value-type="string">
            <text:p>Agonistes des récepteurs de la sérotonine dits 5 HT1 (triptans antimigraineux)</text:p>
          </table:table-cell>
          <table:table-cell table:style-name="ce6" office:value-type="string" calcext:value-type="string">
            <text:p>Sumatriptan (Imigran), Zolmitriptan (Zomig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um 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pan text:style-name="T1">Antiseptiques</text:span>| tensioactif |adoussissant</text:p>
          </table:table-cell>
          <table:table-cell table:style-name="ce6" office:value-type="string" calcext:value-type="string">
            <text:p>Ammoniums quaternaires utilisés comme :Curarisants (Cf. curium),</text:p>
          </table:table-cell>
          <table:table-cell table:style-name="ce6" office:value-type="string" calcext:value-type="string">
            <text:p>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um 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ticholinergiques</text:p>
          </table:table-cell>
          <table:table-cell table:style-name="ce6" office:value-type="string" calcext:value-type="string">
            <text:p>Agents anticholinergiques</text:p>
          </table:table-cell>
          <table:table-cell table:style-name="ce6" office:value-type="string" calcext:value-type="string">
            <text:p>Prifinium (Riabal), Tiémonium (Viscéralgi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um 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Antiseptiques</text:p>
          </table:table-cell>
          <table:table-cell table:style-name="ce6" office:value-type="string" calcext:value-type="string">
            <text:p>Benzalkonium, Méthylthioninium (Collyre Bleu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um 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Divers</text:p>
          </table:table-cell>
          <table:table-cell table:style-name="ce6" office:value-type="string" calcext:value-type="string">
            <text:p>Pinaverium (ExDicéte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nium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Divers, Antiseptiques</text:p>
          </table:table-cell>
          <table:table-cell table:style-name="ce6" office:value-type="string" calcext:value-type="string">
            <text:p>Pinaverium (ExDicéte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z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histaminiques H1 </text:p>
          </table:table-cell>
          <table:table-cell table:style-name="ce6" office:value-type="string" calcext:value-type="string">
            <text:p>Antihistaminiques H1 du groupe des cyclizines</text:p>
          </table:table-cell>
          <table:table-cell table:style-name="ce6" office:value-type="string" calcext:value-type="string">
            <text:p>Buclizine (Aphilan), Cétirizine (Virlix <text:s/>Zyrtec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kacine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biotiques </text:p>
          </table:table-cell>
          <table:table-cell table:style-name="ce6" office:value-type="string" calcext:value-type="string">
            <text:p>Antibiotiques obtenus à partir de souches de Streptomyces kanamyceticus</text:p>
          </table:table-cell>
          <table:table-cell table:style-name="ce6" office:value-type="string" calcext:value-type="string">
            <text:p>Amikacine (Amiklin – Piérami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istat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Inhibiteurs de la lipase pancréatique</text:p>
          </table:table-cell>
          <table:table-cell table:style-name="ce6" office:value-type="string" calcext:value-type="string">
            <text:p>Orlistat (Xénica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mer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Composés mercuriels, en particulier antiinfectieux</text:p>
          </table:table-cell>
          <table:table-cell table:style-name="ce6" office:value-type="string" calcext:value-type="string">
            <text:p>Mercurobutol (ExMercryl Laurylé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mesta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Inhibiteurs de l’aromatase (estrogène synthétase), antiœstrogènes</text:p>
          </table:table-cell>
          <table:table-cell table:style-name="ce6" office:value-type="string" calcext:value-type="string">
            <text:p>Exémesta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métac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inflammatoires | non Stéroïdiens</text:p>
          </table:table-cell>
          <table:table-cell table:style-name="ce6" office:value-type="string" calcext:value-type="string">
            <text:p>Antiinflammatoires non stéroïdiens, dérivés de l’indole</text:p>
          </table:table-cell>
          <table:table-cell table:style-name="ce6" office:value-type="string" calcext:value-type="string">
            <text:p>Acémétacine (Rantudil), Indométacine (Indocid – Indocollyre <text:s/>Liometacen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métasone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tiinflammatoires</text:p>
          </table:table-cell>
          <table:table-cell table:style-name="ce6" office:value-type="string" calcext:value-type="string">
            <text:p>Corticostéroïdes antiinflammatoires, dérivés de la prednisone ou de la prednisolone</text:p>
          </table:table-cell>
          <table:table-cell table:style-name="ce6" office:value-type="string" calcext:value-type="string">
            <text:p>Béclométasone (Béconase <text:s/>Bécotide – Clénil Fort…), Bétaméthasone (Célestène – Dermosone _ Diprolène – Diprosone – Diprostène…), Dexaméthasone (Baycuten – ChibroCadron – Décadron –  Oradexon – Percutalgine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méthaso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tiinflammatoires</text:p>
          </table:table-cell>
          <table:table-cell table:style-name="ce6" office:value-type="string" calcext:value-type="string">
            <text:p>Corticostéroïdes antiinflammatoires, dérivés de la prednisone ou de la prednisolone</text:p>
          </table:table-cell>
          <table:table-cell table:style-name="ce6" office:value-type="string" calcext:value-type="string">
            <text:p>Béclométasone (Béconase <text:s/>Bécotide – Clénil Fort…), Bétaméthasone (Célestène – Dermosone _ Diprolène – Diprosone – Diprostène…), Dexaméthasone (Baycuten – ChibroCadron – Décadron –  Oradexon – Percutalgine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mic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biotiques </text:p>
          </table:table-cell>
          <table:table-cell table:style-name="ce6" office:value-type="string" calcext:value-type="string">
            <text:p>Antibiotiques obtenus à partir de diverses souches de Micromonospora </text:p>
          </table:table-cell>
          <table:table-cell table:style-name="ce6" office:value-type="string" calcext:value-type="string">
            <text:p>Nétilmicine (Nétromicine)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mito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Antinéoplasiques nucléotoxiques</text:p>
          </table:table-cell>
          <table:table-cell table:style-name="ce6" office:value-type="string" calcext:value-type="string">
            <text:p>Mitoxantrone (Novantro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must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néoplasiques alcoylants, </text:p>
          </table:table-cell>
          <table:table-cell table:style-name="ce6" office:value-type="string" calcext:value-type="string">
            <text:p>Antinéoplasiques alcoylants, dérivés de la bchloroéthylamine</text:p>
          </table:table-cell>
          <table:table-cell table:style-name="ce6" office:value-type="string" calcext:value-type="string">
            <text:p>Estramustine (Estracyt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myc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biotiques  </text:p>
          </table:table-cell>
          <table:table-cell table:style-name="ce6" office:value-type="string" calcext:value-type="string">
            <text:p>Antibiotiques produits par diverses souches de Streptomyces : macrolides, aminosides, synergistines… </text:p>
          </table:table-cell>
          <table:table-cell table:style-name="ce6" office:value-type="string" calcext:value-type="string">
            <text:p>Erythromycine (Abboticine – Ery – Eryacné – Eryfluid <text:s/>Erythrocine – Logécine <text:s/>Macrocid – Propiocine…), Pristinamycine (Pyostacine), Spectinomycine (Trobici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na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Stupéfiants | morphine</text:p>
          </table:table-cell>
          <table:table-cell table:style-name="ce6" office:value-type="string" calcext:value-type="string">
            <text:p>Stupéfiants, antagonistes et/ou agonistes des récepteurs morphiniques</text:p>
          </table:table-cell>
          <table:table-cell table:style-name="ce6" office:value-type="string" calcext:value-type="string">
            <text:p>Nalorphine, Naltrexo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nidazol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infectieux | antiparasitaires </text:p>
          </table:table-cell>
          <table:table-cell table:style-name="ce6" office:value-type="string" calcext:value-type="string">
            <text:p>Antiinfectieux et antiparasitaires à noyau imidazole</text:p>
          </table:table-cell>
          <table:table-cell table:style-name="ce6" office:value-type="string" calcext:value-type="string">
            <text:p>Métronidazole (Flagyl – Nidazol – Rodogyl – Rosex), Ornidazole (Tibéral), Secnidazole (Flagentyl), Tinidazole (Fasigyne – Trichogi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nifur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<text:s/>Antiinfectieux | antiseptiques intestinaux</text:p>
          </table:table-cell>
          <table:table-cell table:style-name="ce6" office:value-type="string" calcext:value-type="string">
            <text:p>Nitrofuranes antiinfectieux , antiseptiques intestinaux</text:p>
          </table:table-cell>
          <table:table-cell table:style-name="ce6" office:value-type="string" calcext:value-type="string">
            <text:p>Nifurazide (Ricridène), Nifuroxazide (Ambatrol – Antinal <text:s/>Apazide – Entéral <text:s/>Ercéfuryl – Panfurex – Roxid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lo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êtabloqueurs </text:p>
          </table:table-cell>
          <table:table-cell table:style-name="ce6" office:value-type="string" calcext:value-type="string">
            <text:p>Bêtabloqueurs (antagonistes des récepteurs bêtaadrénergiques)</text:p>
          </table:table-cell>
          <table:table-cell table:style-name="ce6" office:value-type="string" calcext:value-type="string">
            <text:p>Acébutolol (Sectral), Aténolol (Ténormine), Bétaxolol (Bétoptic – Kerlone), Béfunolol (Bentos), Bisoprolol (Detentiel – Soprol), Cartéolol (Cartéol), Métoprolol (Lopresor), Propranolol (Avlocan – Avlocardyl), Timolol (Cusimolol – Timopto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lo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Corticostéroïdes</text:p>
          </table:table-cell>
          <table:table-cell table:style-name="ce6" office:value-type="string" calcext:value-type="string">
            <text:p>Corticostéroïdes dérivés de la prednisone ou de la prednisolone</text:p>
          </table:table-cell>
          <table:table-cell table:style-name="ce6" office:value-type="string" calcext:value-type="string">
            <text:p>Triamcinolone (Cidermex – Kénacort – Mycolog – Nasacort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nid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cétonides </text:p>
          </table:table-cell>
          <table:table-cell table:style-name="ce6" office:value-type="string" calcext:value-type="string">
            <text:p>Acétonides utilisés en corticothérapie topique</text:p>
          </table:table-cell>
          <table:table-cell table:style-name="ce6" office:value-type="string" calcext:value-type="string">
            <text:p>Acétonide De Triamcinolone (Cidermex – Mycolog), Budésonide (Pulmicort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nid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hypertenseur</text:p>
          </table:table-cell>
          <table:table-cell table:style-name="ce6" office:value-type="string" calcext:value-type="string">
            <text:p>Antihypertenseurs, guanidines à noyau imidazolidine</text:p>
          </table:table-cell>
          <table:table-cell table:style-name="ce6" office:value-type="string" calcext:value-type="string">
            <text:p>Apraclonidine (Iopidine), Clonidine (Catapressa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rex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orexigènes amphétaminiques</text:p>
          </table:table-cell>
          <table:table-cell table:style-name="ce6" office:value-type="string" calcext:value-type="string">
            <text:p>Anorexigènes amphétaminiques, dérivés de la phenyléthylamine</text:p>
          </table:table-cell>
          <table:table-cell table:style-name="ce6" office:value-type="string" calcext:value-type="string">
            <text:p>Fenproporex (Perphoxè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rph </text:p>
          </table:table-cell>
          <table:table-cell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Stupéfiants | morphine</text:p>
          </table:table-cell>
          <table:table-cell table:style-name="ce6" office:value-type="string" calcext:value-type="string">
            <text:p>Stupéfiants, agonistes ou antagonistes des récepteurs morphiniques</text:p>
          </table:table-cell>
          <table:table-cell table:style-name="ce6" office:value-type="string" calcext:value-type="string">
            <text:p>Buprénorphine(Temgésic)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rphan</text:p>
          </table:table-cell>
          <table:table-cell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Stupéfiants | morphine</text:p>
          </table:table-cell>
          <table:table-cell table:style-name="ce6" office:value-type="string" calcext:value-type="string">
            <text:p>Stupéfiants, dérivés du morphinane, agonistes ou antagonistes des récepteurs morphiniques</text:p>
          </table:table-cell>
          <table:table-cell table:style-name="ce6" office:value-type="string" calcext:value-type="string">
            <text:p>Dextrométhorphane (Akindex, Drill TouxSèch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xac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Quinolones vraies</text:p>
          </table:table-cell>
          <table:table-cell table:style-name="ce6" office:value-type="string" calcext:value-type="string">
            <text:p>Quinolones vraies, dérivés de l’acide nalidixique</text:p>
          </table:table-cell>
          <table:table-cell table:style-name="ce6" office:value-type="string" calcext:value-type="string">
            <text:p>Enoxacine (Enoxor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xef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biotiques </text:p>
          </table:table-cell>
          <table:table-cell table:style-name="ce6" office:value-type="string" calcext:value-type="string">
            <text:p>Antibiotiques du groupe des oxacéphalosporines</text:p>
          </table:table-cell>
          <table:table-cell table:style-name="ce6" office:value-type="string" calcext:value-type="string">
            <text:p>Latamoxef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xép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dépresseurs tricycliques </text:p>
          </table:table-cell>
          <table:table-cell table:style-name="ce6" office:value-type="string" calcext:value-type="string">
            <text:p>Antidépresseurs tricycliques à noyau oxépine</text:p>
          </table:table-cell>
          <table:table-cell table:style-name="ce6" office:value-type="string" calcext:value-type="string">
            <text:p>Doxépi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xét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depresseurs sérotoninergiques </text:p>
          </table:table-cell>
          <table:table-cell table:style-name="ce6" office:value-type="string" calcext:value-type="string">
            <text:p>Antidepresseurs sérotoninergiques purs dérivés de la fluoxétine</text:p>
          </table:table-cell>
          <table:table-cell table:style-name="ce6" office:value-type="string" calcext:value-type="string">
            <text:p>Fluoxétine (Fluoxet <text:s/>Prozac – Tunéluz), Paroxétine (Déroxat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amid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Diurétiques hypokaliémiants</text:p>
          </table:table-cell>
          <table:table-cell table:style-name="ce6" office:value-type="string" calcext:value-type="string">
            <text:p>Diurétiques hypokaliémiants, dérivés de l’acide sulfamoylbenzoïque</text:p>
          </table:table-cell>
          <table:table-cell table:style-name="ce6" office:value-type="string" calcext:value-type="string">
            <text:p>Indapamide (Fludex – Diurimat), Xipamide (Diure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ami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arythmiques et vasodilatateurs coronariens</text:p>
          </table:table-cell>
          <table:table-cell table:style-name="ce6" office:value-type="string" calcext:value-type="string">
            <text:p>Antiarythmiques et vasodilatateurs coronariens, dérivés du vérapamil</text:p>
          </table:table-cell>
          <table:table-cell table:style-name="ce6" office:value-type="string" calcext:value-type="string">
            <text:p>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ar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Dérivés de l’héparine</text:p>
          </table:table-cell>
          <table:table-cell table:style-name="ce6" office:value-type="string" calcext:value-type="string">
            <text:p>Dérivés de l’héparine, y compris les héparines à basse masse moléculaire</text:p>
          </table:table-cell>
          <table:table-cell table:style-name="ce6" office:value-type="string" calcext:value-type="string">
            <text:p>Daltéparine (Fragmin), Enoxaparine (Levonex), Nadroparine (Fraxipari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enem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biotiques </text:p>
          </table:table-cell>
          <table:table-cell table:style-name="ce6" office:value-type="string" calcext:value-type="string">
            <text:p>Antibiotiques du groupe des carbapénèmes de la famille des bêtalactamines</text:p>
          </table:table-cell>
          <table:table-cell table:style-name="ce6" office:value-type="string" calcext:value-type="string">
            <text:p>Imipénème (Tiénam)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érido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Neuroleptiques </text:p>
          </table:table-cell>
          <table:table-cell table:style-name="ce6" office:value-type="string" calcext:value-type="string">
            <text:p>Neuroleptiques de la famille des butyrophénones</text:p>
          </table:table-cell>
          <table:table-cell table:style-name="ce6" office:value-type="string" calcext:value-type="string">
            <text:p>Dropéridol, Halopéridol (Halopéridol – Haldo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érido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psychotiques | antinauséeux | neuroleptiques</text:p>
          </table:table-cell>
          <table:table-cell table:style-name="ce6" office:value-type="string" calcext:value-type="string">
            <text:p>Antipsychotiques et antinauséeux répondant à la formule générale des neuroleptiques, mais n’appartenant pas au groupe des butyrophénones</text:p>
          </table:table-cell>
          <table:table-cell table:style-name="ce6" office:value-type="string" calcext:value-type="string">
            <text:p>Dompéridone (Motilium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éro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Neuroleptiques | tranquilisants</text:p>
          </table:table-cell>
          <table:table-cell table:style-name="ce6" office:value-type="string" calcext:value-type="string">
            <text:p>Neuroleptiques et tranquilisants de la famille des butyrophénones</text:p>
          </table:table-cell>
          <table:table-cell table:style-name="ce6" office:value-type="string" calcext:value-type="string">
            <text:p>Pipampéro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idem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Hypnosédatifs</text:p>
          </table:table-cell>
          <table:table-cell table:style-name="ce6" office:value-type="string" calcext:value-type="string">
            <text:p>Hypnosédatifs à noyau imidazopyridine</text:p>
          </table:table-cell>
          <table:table-cell table:style-name="ce6" office:value-type="string" calcext:value-type="string">
            <text:p>Zolpidem (Stilno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irox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mycosiques </text:p>
          </table:table-cell>
          <table:table-cell table:style-name="ce6" office:value-type="string" calcext:value-type="string">
            <text:p>Antimycosiques dérivés de la pyridone</text:p>
          </table:table-cell>
          <table:table-cell table:style-name="ce6" office:value-type="string" calcext:value-type="string">
            <text:p>Ciclopirox (Mycoster Verni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lan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bactériens </text:p>
          </table:table-cell>
          <table:table-cell table:style-name="ce6" office:value-type="string" calcext:value-type="string">
            <text:p>Antibactériens issus de souches d’Actiniplanes</text:p>
          </table:table-cell>
          <table:table-cell table:style-name="ce6" office:value-type="string" calcext:value-type="string">
            <text:p>Teicoplanine (Targocid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lat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néoplasiques </text:p>
          </table:table-cell>
          <table:table-cell table:style-name="ce6" office:value-type="string" calcext:value-type="string">
            <text:p>Antinéoplasiques dérivés du platine</text:p>
          </table:table-cell>
          <table:table-cell table:style-name="ce6" office:value-type="string" calcext:value-type="string">
            <text:p>Carboplatine (Paraplatine), Cisplatine (Cisplaty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oét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acteurs sanguins analogues à l’érytropoïétine</text:p>
          </table:table-cell>
          <table:table-cell table:style-name="ce6" office:value-type="string" calcext:value-type="string">
            <text:p>Epoétine Alpha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am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depresseurs </text:p>
          </table:table-cell>
          <table:table-cell table:style-name="ce6" office:value-type="string" calcext:value-type="string">
            <text:p>Antidepresseurs imipraminiques</text:p>
          </table:table-cell>
          <table:table-cell table:style-name="ce6" office:value-type="string" calcext:value-type="string">
            <text:p>Imipramine (Tofranil), Trimipramine (Surmonti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azol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ulcéreux</text:p>
          </table:table-cell>
          <table:table-cell table:style-name="ce6" office:value-type="string" calcext:value-type="string">
            <text:p>Antiulcéreux dérivés du benzimidazole, inhibiteurs de la pompe à protons</text:p>
          </table:table-cell>
          <table:table-cell table:style-name="ce6" office:value-type="string" calcext:value-type="string">
            <text:p>Lansoprazole (Lanzor), Oméprazole (Aulcer – Mopral – Omegen <text:s/>Prazol –Proton), Pantoprazole (Inipomp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ed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Corticostéroïdes </text:p>
          </table:table-cell>
          <table:table-cell table:style-name="ce6" office:value-type="string" calcext:value-type="string">
            <text:p>Corticostéroïdes dérivés de la prednisone ou de la prednisolone.(voir aussi –métasone ou méthasone, olone et bétazol)</text:p>
          </table:table-cell>
          <table:table-cell table:style-name="ce6" office:value-type="string" calcext:value-type="string">
            <text:p>Prednimusti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ess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Peptides vasoconstricteurs</text:p>
          </table:table-cell>
          <table:table-cell table:style-name="ce6" office:value-type="string" calcext:value-type="string">
            <text:p>Peptides vasoconstricteurs, dérivés de la vasopressine</text:p>
          </table:table-cell>
          <table:table-cell table:style-name="ce6" office:value-type="string" calcext:value-type="string">
            <text:p>Desmopressine (Miniri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id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enzamides psychotropes | Neuroleptiques</text:p>
          </table:table-cell>
          <table:table-cell table:style-name="ce6" office:value-type="string" calcext:value-type="string">
            <text:p>Benzamides psychotropes (exceptionnellement en –piride ou –pramide), utilisés comme :Neuroleptiques</text:p>
          </table:table-cell>
          <table:table-cell table:style-name="ce6" office:value-type="string" calcext:value-type="string">
            <text:p>Amisulpiride (Solian), Sulpiride (Dogmatil), Tiapride (Tiaprida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irid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enzamides psychotropes | Neuroleptiques</text:p>
          </table:table-cell>
          <table:table-cell table:style-name="ce6" office:value-type="string" calcext:value-type="string">
            <text:p>Benzamides psychotropes (exceptionnellement en –piride ou –pramide), utilisés comme :Neuroleptiques</text:p>
          </table:table-cell>
          <table:table-cell table:style-name="ce6" office:value-type="string" calcext:value-type="string">
            <text:p>Amisulpiride (Solian), Sulpiride (Dogmatil), Tiapride (Tiaprida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amid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enzamides psychotropes | Neuroleptiques</text:p>
          </table:table-cell>
          <table:table-cell table:style-name="ce6" office:value-type="string" calcext:value-type="string">
            <text:p>Benzamides psychotropes (exceptionnellement en –piride ou –pramide), utilisés comme :Neuroleptiques</text:p>
          </table:table-cell>
          <table:table-cell table:style-name="ce6" office:value-type="string" calcext:value-type="string">
            <text:p>Amisulpiride (Solian), Sulpiride (Dogmatil), Tiapride (Tiaprida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id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roubles digestifs</text:p>
          </table:table-cell>
          <table:table-cell table:style-name="ce6" office:value-type="string" calcext:value-type="string">
            <text:p>Dans divers troubles digestifs</text:p>
          </table:table-cell>
          <table:table-cell table:style-name="ce6" office:value-type="string" calcext:value-type="string">
            <text:p>Alizapride (Plitican), Cisapride (Sepride – Prépulsid), Métoclopramide (Cloprame – Digestine <text:s/>Métagliz – Primperan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id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ynécologie | Ménopause</text:p>
          </table:table-cell>
          <table:table-cell table:style-name="ce6" office:value-type="string" calcext:value-type="string">
            <text:p>Traitement des bouffées vasomotrices de la ménopause</text:p>
          </table:table-cell>
          <table:table-cell table:style-name="ce6" office:value-type="string" calcext:value-type="string">
            <text:p>Véralipride (Agréa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i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Inhibiteurs de l’enzyme de conversion de l’angiotensine</text:p>
          </table:table-cell>
          <table:table-cell table:style-name="ce6" office:value-type="string" calcext:value-type="string">
            <text:p>Bénazépril (Cibacène), Captopril (Capozide – Convertal <text:s/>Lopril), Cilazapril (Inhibace), Enalapril (Prilvas – Rénitec), Perindopril (Coversyl), Quinapril (Acuitel – Acuilix), Ramipril (Triatec), Trandolapril (Odrik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ilat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Inhibiteurs de l’enzyme de conversion de l’angiotensine</text:p>
          </table:table-cell>
          <table:table-cell table:style-name="ce6" office:value-type="string" calcext:value-type="string">
            <text:p>Bénazépril (Cibacène), Captopril (Capozide – Convertal <text:s/>Lopril), Cilazapril (Inhibace), Enalapril (Prilvas – Rénitec), Perindopril (Coversyl), Quinapril (Acuitel – Acuilix), Ramipril (Triatec), Trandolapril (Odrik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im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infectieux </text:p>
          </table:table-cell>
          <table:table-cell table:style-name="ce6" office:value-type="string" calcext:value-type="string">
            <text:p>Antiinfectieux dérivés de la triméthoprime</text:p>
          </table:table-cell>
          <table:table-cell table:style-name="ce6" office:value-type="string" calcext:value-type="string">
            <text:p>Triméthoprime (Bactrim – CoTrim – Eusaprim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ofen </text:p>
          </table:table-cell>
          <table:table-cell table:number-columns-repeated="2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Antiinflammatoirs non stéroïdiens </text:p>
          </table:table-cell>
          <table:table-cell table:style-name="ce6" office:value-type="string" calcext:value-type="string">
            <text:p>Antiinflammatoirs non stéroïdiens dérivés de l’acide phénylpropionique</text:p>
          </table:table-cell>
          <table:table-cell table:style-name="ce6" office:value-type="string" calcext:value-type="string">
            <text:p>Acide Tiaprofénique (Surgam – Tiafen), Alminoprofène (Minalfène), Flurbiprofène (Cébutid – Ocufen), Ibuprofène (Algantil Analgyl – Antarène <text:s/>Brufen – Dolgit – Nofène – Tabalon – Trifène), Kétoprofène (Flexen – Ketum – Profénid – Toprec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ofè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inflammatoirs non stéroïdiens </text:p>
          </table:table-cell>
          <table:table-cell table:style-name="ce6" office:value-type="string" calcext:value-type="string">
            <text:p>Antiinflammatoirs non stéroïdiens dérivés de l’acide phénylpropionique</text:p>
          </table:table-cell>
          <table:table-cell table:style-name="ce6" office:value-type="string" calcext:value-type="string">
            <text:p>Acide Tiaprofénique (Surgam – Tiafen), Alminoprofène (Minalfène), Flurbiprofène (Cébutid – Ocufen), Ibuprofène (Algantil Analgyl – Antarène <text:s/>Brufen – Dolgit – Nofène – Tabalon – Trifène), Kétoprofène (Flexen – Ketum – Profénid – Toprec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ost</text:p>
          </table:table-cell>
          <table:table-cell table:number-columns-repeated="2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Prostaglandines</text:p>
          </table:table-cell>
          <table:table-cell table:style-name="ce6" office:value-type="string" calcext:value-type="string">
            <text:p>Prostaglandines et leurs dérivés</text:p>
          </table:table-cell>
          <table:table-cell table:style-name="ce6" office:value-type="string" calcext:value-type="string">
            <text:p>Alprostadil (Caverject), Dinoprostone (Prépidil), Latanoprost (Xalata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osti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Prostaglandines | antiulcéreuse</text:p>
          </table:table-cell>
          <table:table-cell table:style-name="ce6" office:value-type="string" calcext:value-type="string">
            <text:p>Prostaglandines à visée antiulcéreuse</text:p>
          </table:table-cell>
          <table:table-cell table:style-name="ce6" office:value-type="string" calcext:value-type="string">
            <text:p>Déprosti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quin 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<text:span text:style-name="T1"> antipaludique | antibactérienne | </text:span><text:span text:style-name="T2"> antiparasitaire |Parasiticides </text:span></text:p>
          </table:table-cell>
          <table:table-cell table:style-name="ce6" office:value-type="string" calcext:value-type="string">
            <text:p>Dérivés de la quinoléine, à activité très variée, plus spécialement antipaludique, antibactérienne et anthelminthique</text:p>
          </table:table-cell>
          <table:table-cell table:style-name="ce6" office:value-type="string" calcext:value-type="string">
            <text:p>Chloroquine (Nivaquine), Clioquinol (Diprosept – Locacortène Vioforme), Fluméquine (Apurone), Tilbroquinol (Intétri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 qu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pan text:style-name="T1"> antipaludique | antibactérienne | </text:span><text:span text:style-name="T2"> antiparasitaire |Parasiticides </text:span></text:p>
          </table:table-cell>
          <table:table-cell table:style-name="ce6" office:value-type="string" calcext:value-type="string">
            <text:p>Dérivés de la quinoléine, à activité très variée, plus spécialement antipaludique, antibactérienne et anthelminthique</text:p>
          </table:table-cell>
          <table:table-cell table:style-name="ce6" office:value-type="string" calcext:value-type="string">
            <text:p>Chloroquine (Nivaquine), Clioquinol (Diprosept – Locacortène Vioforme), Fluméquine (Apurone), Tilbroquinol (Intétri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acétam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Amides psychostimulantes </text:p>
          </table:table-cell>
          <table:table-cell table:style-name="ce6" office:value-type="string" calcext:value-type="string">
            <text:p>Piracétam (Nootropy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cétam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Amides psychostimulantes </text:p>
          </table:table-cell>
          <table:table-cell table:style-name="ce6" office:value-type="string" calcext:value-type="string">
            <text:p>Piracétam (Nootropy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éline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hormones hypophysaires | GnRH</text:p>
          </table:table-cell>
          <table:table-cell table:style-name="ce6" office:value-type="string" calcext:value-type="string">
            <text:p>réline : peptides provoquant la libération d’hormones hypophysaires, en particulier de la GnRH</text:p>
          </table:table-cell>
          <table:table-cell table:style-name="ce6" office:value-type="string" calcext:value-type="string">
            <text:p>Buséréline, Goséréline (Zoladex),Triptoréline (Décapepty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éline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hormone de croissance</text:p>
          </table:table-cell>
          <table:table-cell table:style-name="ce6" office:value-type="string" calcext:value-type="string">
            <text:p>moréline : peptides stimulant la libération de l’hormone de croissance</text:p>
          </table:table-cell>
          <table:table-cell table:style-name="ce6" office:value-type="string" calcext:value-type="string">
            <text:p>Sermoréli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éline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hormone thyréotrope</text:p>
          </table:table-cell>
          <table:table-cell table:style-name="ce6" office:value-type="string" calcext:value-type="string">
            <text:p>tiréline : analogues de l’hormone provoquant la libération de l’hormone thyréotrope</text:p>
          </table:table-cell>
          <table:table-cell table:style-name="ce6" office:value-type="string" calcext:value-type="string">
            <text:p>Protiréli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éno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Stéroïdes</text:p>
          </table:table-cell>
          <table:table-cell table:style-name="ce6" office:value-type="string" calcext:value-type="string">
            <text:p>Stéroïdes antagonistes de l’aldostérone, dérivés de la spironolactone</text:p>
          </table:table-cell>
          <table:table-cell table:style-name="ce6" office:value-type="string" calcext:value-type="string">
            <text:p>Canréno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étin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Dérivés de la vitamine A (rétinol)</text:p>
          </table:table-cell>
          <table:table-cell table:style-name="ce6" office:value-type="string" calcext:value-type="string">
            <text:p>Acitrétine, Etrétinate (Tigason), Isotrétinoïne (Isotrex – Roaccuta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ifa</text:p>
          </table:table-cell>
          <table:table-cell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Antibiotiques </text:p>
          </table:table-cell>
          <table:table-cell table:style-name="ce6" office:value-type="string" calcext:value-type="string">
            <text:p>Antibiotiques du groupe des ansamycines, dérivés de la rifamycine</text:p>
          </table:table-cell>
          <table:table-cell table:style-name="ce6" office:value-type="string" calcext:value-type="string">
            <text:p>Rifabutine (Lycobutin), Rifampicine (Rifacine – Rifadine – Rifinah – Rimactazide – Riniazide), Rifamycine (Rifocine – Rifoderm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ino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onicardiaques </text:p>
          </table:table-cell>
          <table:table-cell table:style-name="ce6" office:value-type="string" calcext:value-type="string">
            <text:p>Tonicardiaques inhibiteurs de la phosphodiestérase</text:p>
          </table:table-cell>
          <table:table-cell table:style-name="ce6" office:value-type="string" calcext:value-type="string">
            <text:p>Amrino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iz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histaminiques H1</text:p>
          </table:table-cell>
          <table:table-cell table:style-name="ce6" office:value-type="string" calcext:value-type="string">
            <text:p>Antihistaminiques H1, dérivés de la cyclizine, vasodilatateurs...</text:p>
          </table:table-cell>
          <table:table-cell table:style-name="ce6" office:value-type="string" calcext:value-type="string">
            <text:p>Cinnarizine (Surepti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ozol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inhibiteurs de l’aromatase |estrogène synthétase</text:p>
          </table:table-cell>
          <table:table-cell table:style-name="ce6" office:value-type="string" calcext:value-type="string">
            <text:p>Dérivés de l’imidazole ou triazole, inhibiteurs de l’aromatase (estrogène synthétase)</text:p>
          </table:table-cell>
          <table:table-cell table:style-name="ce6" office:value-type="string" calcext:value-type="string">
            <text:p>Anastrozole (Arimide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ubic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tibiotiques </text:p>
          </table:table-cell>
          <table:table-cell table:style-name="ce6" office:value-type="string" calcext:value-type="string">
            <text:p>Antinéoplasiques antibiotiques (anthracyclines)</text:p>
          </table:table-cell>
          <table:table-cell table:style-name="ce6" office:value-type="string" calcext:value-type="string">
            <text:p>Daunorubicine (Cérubidine), Epirubicine (Farmorubicine), Idarubicine (Zavédos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al 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talgique | AntiInflammatoire </text:p>
          </table:table-cell>
          <table:table-cell table:style-name="ce6" office:value-type="string" calcext:value-type="string">
            <text:p>Dérivés De L’acide Salicylique A Activité Antalgique, Et/Ou AntiInflammatoire : Carbasalate Calcique, Diflunisal, Salicylamide (Percutalgine – Rinomicine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alazo 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<text:s/>Antalgique| AntiInflammatoire </text:p>
          </table:table-cell>
          <table:table-cell table:style-name="ce6" office:value-type="string" calcext:value-type="string">
            <text:p>Dérivés De L’acide 5Aminosalicylique A Activité AntiInflammatoire : Mésalazine (Pentasa), Olsalazine (Dipentum), Ou A Activité AntiInflammatoire Et AntiInfectieuse : Sulfasalazine (Salazopyrine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alazin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talgique| AntiInflammatoire </text:p>
          </table:table-cell>
          <table:table-cell table:style-name="ce6" office:value-type="string" calcext:value-type="string">
            <text:p>Dérivés De L’acide 5Aminosalicylique A Activité AntiInflammatoire : Mésalazine (Pentasa), Olsalazine (Dipentum), Ou A Activité AntiInflammatoire Et AntiInfectieuse : Sulfasalazine (Salazopyrine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alazid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talgique| AntiInflammatoire </text:p>
          </table:table-cell>
          <table:table-cell table:style-name="ce6" office:value-type="string" calcext:value-type="string">
            <text:p>Dérivés De L’acide 5Aminosalicylique A Activité AntiInflammatoire : Mésalazine (Pentasa), Olsalazine (Dipentum), Ou A Activité AntiInflammatoire Et AntiInfectieuse : Sulfasalazine (Salazopyrine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ala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Désinfectantes </text:p>
          </table:table-cell>
          <table:table-cell table:style-name="ce6" office:value-type="string" calcext:value-type="string">
            <text:p>Dérivés Bromés Du Salicylamide, A Propriétés Désinfectantes : Tiosala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arta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hypertenseurs</text:p>
          </table:table-cell>
          <table:table-cell table:style-name="ce6" office:value-type="string" calcext:value-type="string">
            <text:p>Antihypertenseurs, antagonistes non peptidiques des récepteurs de l’angiotensine II (sartans)</text:p>
          </table:table-cell>
          <table:table-cell table:style-name="ce6" office:value-type="string" calcext:value-type="string">
            <text:p>Losartan (Cozaar <text:s/>Hyzaar), Valsartan (Tareg) – Irbésartan (Aprovel)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émid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Diurétiques </text:p>
          </table:table-cell>
          <table:table-cell table:style-name="ce6" office:value-type="string" calcext:value-type="string">
            <text:p>Diurétiques hypokaliémiants, diurétiques de l’anse</text:p>
          </table:table-cell>
          <table:table-cell table:style-name="ce6" office:value-type="string" calcext:value-type="string">
            <text:p>Furosémide (Durésan – Furilan <text:s/>Lasilix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rpin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Alcaloïdes des Rauwolfias et dérivés</text:p>
          </table:table-cell>
          <table:table-cell table:style-name="ce6" office:value-type="string" calcext:value-type="string">
            <text:p>Réserpi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étro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émétiques | type 5HT3</text:p>
          </table:table-cell>
          <table:table-cell table:style-name="ce6" office:value-type="string" calcext:value-type="string">
            <text:p>Antiémétiques, antagonistes des récepteurs de la sérotonine de type 5HT3</text:p>
          </table:table-cell>
          <table:table-cell table:style-name="ce6" office:value-type="string" calcext:value-type="string">
            <text:p>Ondansétron (Zofra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o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hormone de croissance</text:p>
          </table:table-cell>
          <table:table-cell table:style-name="ce6" office:value-type="string" calcext:value-type="string">
            <text:p>Dérivés de l’hormone de croissance</text:p>
          </table:table-cell>
          <table:table-cell table:style-name="ce6" office:value-type="string" calcext:value-type="string">
            <text:p>Somatotropine (Génotropin <text:s/>Umatrop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piron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xiolytiques</text:p>
          </table:table-cell>
          <table:table-cell table:style-name="ce6" office:value-type="string" calcext:value-type="string">
            <text:p>Imides anxiolytiques</text:p>
          </table:table-cell>
          <table:table-cell table:style-name="ce6" office:value-type="string" calcext:value-type="string">
            <text:p>Buspirone (Buspar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tanstan</text:p>
          </table:table-cell>
          <table:table-cell table:number-columns-repeated="2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Stéroïdes androgènes | anabolisants protéiniques</text:p>
          </table:table-cell>
          <table:table-cell table:style-name="ce6" office:value-type="string" calcext:value-type="string">
            <text:p>Stéroïdes androgènes et/ou anabolisants protéiniques</text:p>
          </table:table-cell>
          <table:table-cell table:style-name="ce6" office:value-type="string" calcext:value-type="string">
            <text:p>Stanozolol, Drostanolo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té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ucolytiques </text:p>
          </table:table-cell>
          <table:table-cell table:style-name="ce6" office:value-type="string" calcext:value-type="string">
            <text:p>Mucolytiques apparentés à la cystéine</text:p>
          </table:table-cell>
          <table:table-cell table:style-name="ce6" office:value-type="string" calcext:value-type="string">
            <text:p>Acétylcystéine (Exomuc – Fluimicil – Mucolator – Mucomyst), Carbocistéine (Bronchathiol – Carboxyl   Fluvic – Médibronc – Mucocil – Pneumocist – Rhinathiol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Stéroïdes androgènes et/ou anabolisants protéiques. </text:p>
          </table:table-cell>
          <table:table-cell table:style-name="ce6" office:value-type="string" calcext:value-type="string">
            <text:p>Testostérone (Andriol – Androtardyl – Sustanon) 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térid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cancer</text:p>
          </table:table-cell>
          <table:table-cell table:style-name="ce6" office:value-type="string" calcext:value-type="string">
            <text:p>Inhibiteurs de la 5alphatestostérone réductase, utilisés dans l’adénome prostatique</text:p>
          </table:table-cell>
          <table:table-cell table:style-name="ce6" office:value-type="string" calcext:value-type="string">
            <text:p>Finastéride (ChibroProscar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térone 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Stéroïdes cétoniques androgènes | anabolisants protéiniques </text:p>
          </table:table-cell>
          <table:table-cell table:style-name="ce6" office:value-type="string" calcext:value-type="string">
            <text:p>Stéroïdes cétoniques androgènes et/ou anabolisants protéiniques (cf. –ster),</text:p>
          </table:table-cell>
          <table:table-cell table:style-name="ce6" office:value-type="string" calcext:value-type="string">
            <text:p>Fluoxymestérone, Prastéro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térone 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Stéroïdes cétoniques progestatifs                            </text:p>
          </table:table-cell>
          <table:table-cell table:style-name="ce6" office:value-type="string" calcext:value-type="string">
            <text:p>Stéroïdes cétoniques progestatifs                             (cf. –gest et –gestérone),</text:p>
          </table:table-cell>
          <table:table-cell table:style-name="ce6" office:value-type="string" calcext:value-type="string">
            <text:p>Dydrogestérone (Duphastan), Noréthistérone (Gynovlar – Kliogest – Milligynon – Noristérat – Norluten – PrimolutNor – Triella – Trisequens..), Progestérone (DiPro Oleosum – Progestogel – Tocogestan – Utrogesta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térone 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stéroïdes cétoniques hormonaux</text:p>
          </table:table-cell>
          <table:table-cell table:style-name="ce6" office:value-type="string" calcext:value-type="string">
            <text:p>Divers stéroïdes cétoniques hormonaux</text:p>
          </table:table-cell>
          <table:table-cell table:style-name="ce6" office:value-type="string" calcext:value-type="string">
            <text:p>Aldostéron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tigm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Anticholinéstérasiques</text:p>
          </table:table-cell>
          <table:table-cell table:style-name="ce6" office:value-type="string" calcext:value-type="string">
            <text:p>Néostigmine (Prostigmine), Pyridostigmine (Mestino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time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cteurs de croissance hématopoïétique de type CSF </text:p>
          </table:table-cell>
          <table:table-cell table:style-name="ce6" office:value-type="string" calcext:value-type="string">
            <text:p>Facteurs de croissance hématopoïétique de type CSF (Colony stimulating factors) :</text:p>
          </table:table-cell>
          <table:table-cell table:style-name="ce6" office:value-type="string" calcext:value-type="string">
            <text:p>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time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grastime : facteurs de croissance stimulant la lignée granulocytaire (GCSF : de l’anglais Granulocytes Colony  Stimulating Factor)</text:p>
          </table:table-cell>
          <table:table-cell table:style-name="ce6" office:value-type="string" calcext:value-type="string">
            <text:p>Filgrastime (Neupogen), Lénograstime (Granocyt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time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gramostime : facteurs de croissance stimulant à la fois la lignée granulocytaire et la lignée macrophagique (GMCSF : de l’anglais Granulocytes MacrophagesColony  Stimulating Factor )</text:p>
          </table:table-cell>
          <table:table-cell table:style-name="ce6" office:value-type="string" calcext:value-type="string">
            <text:p>Molgramostim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time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mostime : facteurs de croissance stimulant la lignée macrophagique (MCSF : de l’anglais MacrophageColony  Stimulating Factor )</text:p>
          </table:table-cell>
          <table:table-cell table:style-name="ce6" office:value-type="string" calcext:value-type="string">
            <text:p>Cilmostim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ulf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antiinfectieux</text:p>
          </table:table-cell>
          <table:table-cell table:style-name="ce6" office:value-type="string" calcext:value-type="string">
            <text:p>Sulfamides antiinfectieux</text:p>
          </table:table-cell>
          <table:table-cell table:style-name="ce6" office:value-type="string" calcext:value-type="string">
            <text:p>Sulfacétamide (SulfaBleu), Sulfaguanidine (Ganidon), Sulfaméthoxazole (Bactrim – Berlocid – Microcétim – Trimox – Trisium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ulfan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néoplasiques alkylants</text:p>
          </table:table-cell>
          <table:table-cell table:style-name="ce6" office:value-type="string" calcext:value-type="string">
            <text:p>Antinéoplasiques alkylants, type esters sulfoniques</text:p>
          </table:table-cell>
          <table:table-cell table:style-name="ce6" office:value-type="string" calcext:value-type="string">
            <text:p>Busulfa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écan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néoplasiques cytotoxiques</text:p>
          </table:table-cell>
          <table:table-cell table:style-name="ce6" office:value-type="string" calcext:value-type="string">
            <text:p>Antinéoplasiques cytotoxiques, groupe des inhibiteurs de la topoisomérase I (méthanesulfonates)</text:p>
          </table:table-cell>
          <table:table-cell table:style-name="ce6" office:value-type="string" calcext:value-type="string">
            <text:p>Irinotécan (Campto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épa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néoplasiques alkylants</text:p>
          </table:table-cell>
          <table:table-cell table:style-name="ce6" office:value-type="string" calcext:value-type="string">
            <text:p>Antinéoplasiques alkylants, famille de l’éthylèneimines</text:p>
          </table:table-cell>
          <table:table-cell table:style-name="ce6" office:value-type="string" calcext:value-type="string">
            <text:p>Thiotépa (Thiotépa Lederl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eplas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Enzymes thrombolytiques</text:p>
          </table:table-cell>
          <table:table-cell table:style-name="ce6" office:value-type="string" calcext:value-type="string">
            <text:p>Enzymes thrombolytiques activateurs du plasminogène tissulaire</text:p>
          </table:table-cell>
          <table:table-cell table:style-name="ce6" office:value-type="string" calcext:value-type="string">
            <text:p>Alteplase (Actilyse)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érol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Bronchodilatateurs ou stimulants cardiaques bêtasympathomimétiques, dérivées de la phényléthylamine.(térol a remplacé les suffixes –prénaline et térénol (ex. : isoprénaline, synonyme d’isoprotérénol)</text:p>
          </table:table-cell>
          <table:table-cell table:style-name="ce6" office:value-type="string" calcext:value-type="string">
            <text:p>Fénotérol (Bérotec), Pirbutérol (Maxair Autohaler), Salmétérol (Sérévent)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éro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Antiandrogènes</text:p>
          </table:table-cell>
          <table:table-cell table:style-name="ce6" office:value-type="string" calcext:value-type="string">
            <text:p>Cyprotérone (Androcur – Climène <text:s/>Dia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hiazide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Diurétiques thiazidiques hypokaliémiants</text:p>
          </table:table-cell>
          <table:table-cell table:style-name="ce6" office:value-type="string" calcext:value-type="string">
            <text:p>Diurétiques thiazidiques hypokaliémiants.(la dénomination officielle de l’OMS est : tizide, mais celle en thiazide est plus fréquente)</text:p>
          </table:table-cell>
          <table:table-cell table:style-name="ce6" office:value-type="string" calcext:value-type="string">
            <text:p>Altizide (Aldactazine),Hydrochlorothiazide (Acuilix – Capozide – CoRénitec – Moduretic – Prestole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izid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Diurétiques thiazidiques hypokaliémiants</text:p>
          </table:table-cell>
          <table:table-cell table:style-name="ce6" office:value-type="string" calcext:value-type="string">
            <text:p>Diurétiques thiazidiques hypokaliémiants.(la dénomination officielle de l’OMS est : tizide, mais celle en thiazide est plus fréquente)</text:p>
          </table:table-cell>
          <table:table-cell table:style-name="ce6" office:value-type="string" calcext:value-type="string">
            <text:p>Altizide (Aldactazine),Hydrochlorothiazide (Acuilix – Capozide – CoRénitec – Moduretic – Prestole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id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ulcéreux </text:p>
          </table:table-cell>
          <table:table-cell table:style-name="ce6" office:value-type="string" calcext:value-type="string">
            <text:p>Antiulcéreux antagonistes des récepteurs H2 de l’histamine</text:p>
          </table:table-cell>
          <table:table-cell table:style-name="ce6" office:value-type="string" calcext:value-type="string">
            <text:p>Cimétidine (AntagonH2 – Tagamet – Ulcemat – Ulcestop…), Famotidine (Digervin – Famotid – Servipep – Ulcidine), Nizatidine (Axid), Ranitidine (Azantac – Ranimat – Ranitil – Zantac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oc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Peptides ocytociques</text:p>
          </table:table-cell>
          <table:table-cell table:style-name="ce6" office:value-type="string" calcext:value-type="string">
            <text:p>Peptides ocytociques du type de l’ocytocine</text:p>
          </table:table-cell>
          <table:table-cell table:style-name="ce6" office:value-type="string" calcext:value-type="string">
            <text:p>Oxytocine (Syntocino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oï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épileptiques </text:p>
          </table:table-cell>
          <table:table-cell table:style-name="ce6" office:value-type="string" calcext:value-type="string">
            <text:p>Antiépileptiques dérivés de l’hydantoïne</text:p>
          </table:table-cell>
          <table:table-cell table:style-name="ce6" office:value-type="string" calcext:value-type="string">
            <text:p>Phénytoïne (DiHydan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rexat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néoplasiques antimétabolites</text:p>
          </table:table-cell>
          <table:table-cell table:style-name="ce6" office:value-type="string" calcext:value-type="string">
            <text:p>Antinéoplasiques antimétabolites, analogues de l’acide folique</text:p>
          </table:table-cell>
          <table:table-cell table:style-name="ce6" office:value-type="string" calcext:value-type="string">
            <text:p>Méthotrexate (Ledertrexate – Méthotrexat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ric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biotiques</text:p>
          </table:table-cell>
          <table:table-cell table:style-name="ce6" office:value-type="string" calcext:value-type="string">
            <text:p>Antibiotiques polyéniques</text:p>
          </table:table-cell>
          <table:table-cell table:style-name="ce6" office:value-type="string" calcext:value-type="string">
            <text:p>Tyrothricine (Codétricine – Veybiro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riptyl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tidépresseurs </text:p>
          </table:table-cell>
          <table:table-cell table:style-name="ce6" office:value-type="string" calcext:value-type="string">
            <text:p>Dérivés du dibenzocycloheptane…, généralement antidépresseurs </text:p>
          </table:table-cell>
          <table:table-cell table:style-name="ce6" office:value-type="string" calcext:value-type="string">
            <text:p>Amitriptyline (Limbitrol – Laroxyl), Maprotiline  (Ludiomi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il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tidépresseurs </text:p>
          </table:table-cell>
          <table:table-cell table:style-name="ce6" office:value-type="string" calcext:value-type="string">
            <text:p>Dérivés du dibenzocycloheptane…, généralement antidépresseurs </text:p>
          </table:table-cell>
          <table:table-cell table:style-name="ce6" office:value-type="string" calcext:value-type="string">
            <text:p>Amitriptyline (Limbitrol – Laroxyl), Maprotiline  (Ludiomi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yl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<text:s/>antidépresseurs </text:p>
          </table:table-cell>
          <table:table-cell table:style-name="ce6" office:value-type="string" calcext:value-type="string">
            <text:p>Dérivés du dibenzocycloheptane…, généralement antidépresseurs </text:p>
          </table:table-cell>
          <table:table-cell table:style-name="ce6" office:value-type="string" calcext:value-type="string">
            <text:p>Amitriptyline (Limbitrol – Laroxyl), Maprotiline  (Ludiomi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rop 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Atropine | anticholinergiques</text:p>
          </table:table-cell>
          <table:table-cell table:style-name="ce6" office:value-type="string" calcext:value-type="string">
            <text:p>Dérivés de l’atropine, généralement anticholinergiques</text:p>
          </table:table-cell>
          <table:table-cell table:style-name="ce6" office:value-type="string" calcext:value-type="string">
            <text:p>Tropicamide (Mydriaticum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dine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néoplasiques</text:p>
          </table:table-cell>
          <table:table-cell table:style-name="ce6" office:value-type="string" calcext:value-type="string">
            <text:p>Dérivés de l’uridine à propriétés  antivirales et antinéoplasiques</text:p>
          </table:table-cell>
          <table:table-cell table:style-name="ce6" office:value-type="string" calcext:value-type="string">
            <text:p>Lamivudine, Zidovudine (Rétrovir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ridine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néoplasiques</text:p>
          </table:table-cell>
          <table:table-cell table:style-name="ce6" office:value-type="string" calcext:value-type="string">
            <text:p>Dérivés de l’uridine à propriétés  antivirales et antinéoplasiques</text:p>
          </table:table-cell>
          <table:table-cell table:style-name="ce6" office:value-type="string" calcext:value-type="string">
            <text:p>Lamivudine, Zidovudine (Rétrovir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racil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néoplasiques</text:p>
          </table:table-cell>
          <table:table-cell table:style-name="ce6" office:value-type="string" calcext:value-type="string">
            <text:p>Dérivés de l’uracile utilisés comme :Antagonistes thyroïdiens</text:p>
          </table:table-cell>
          <table:table-cell table:style-name="ce6" office:value-type="string" calcext:value-type="string">
            <text:p>PropylThiouracil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racil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Antinéoplasiques</text:p>
          </table:table-cell>
          <table:table-cell table:style-name="ce6" office:value-type="string" calcext:value-type="string">
            <text:p>Fluorouracile (FluoroUracil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astat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inhibiteurs de l’HMGCoA réductase | hypocholestérolémiantes</text:p>
          </table:table-cell>
          <table:table-cell table:style-name="ce6" office:value-type="string" calcext:value-type="string">
            <text:p>vastatine : inhibiteurs de l’HMGCoA réductase (Statines hypocholestérolémiantes)</text:p>
          </table:table-cell>
          <table:table-cell table:style-name="ce6" office:value-type="string" calcext:value-type="string">
            <text:p>Atorvastatine (Tahor), Pravastatine (Elisor), Simvastatine (Zocor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ér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Spasmolytiques non atropiniques agissant comme la papavérine</text:p>
          </table:table-cell>
          <table:table-cell table:style-name="ce6" office:value-type="string" calcext:value-type="string">
            <text:p>Alvérine (Météospasmyl – Spasmavérine), Drotavérine (NoSpa), Fénovérine (ExSpasmopriv), Mébévérine (Béviran – Duspatalin – Mébévérine Forte…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in </text:p>
          </table:table-cell>
          <table:table-cell table:number-columns-repeated="2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Alcaloïdes de la pervenche Vinca</text:p>
          </table:table-cell>
          <table:table-cell table:style-name="ce6" office:value-type="string" calcext:value-type="string">
            <text:p>Vincamine (Pervincami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in </text:p>
          </table:table-cell>
          <table:table-cell table:number-columns-repeated="2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Alcaloïdes de la pervenche tropicale</text:p>
          </table:table-cell>
          <table:table-cell table:style-name="ce6" office:value-type="string" calcext:value-type="string">
            <text:p>Vinblastine (Velbé), Vincristine (Oncovin), Vindésine (Eldési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ir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antiviraux</text:p>
          </table:table-cell>
          <table:table-cell table:style-name="ce6" office:value-type="string" calcext:value-type="string">
            <text:p>vir : Antiviraux divers</text:p>
          </table:table-cell>
          <table:table-cell table:style-name="ce6" office:value-type="string" calcext:value-type="string">
            <text:p>Aciclovir (Aciclosine – Cicloviral – Cusiviral – Zovirax), Ganciclovir (Cymevèn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ir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amivir : inhibiteurs de la neuraminidase</text:p>
          </table:table-cell>
          <table:table-cell table:style-name="ce6" office:value-type="string" calcext:value-type="string">
            <text:p>Oseltamivir (Tamiflu), Zanamivir (Relenza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ir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cavir : nucléosides carbocycliques</text:p>
          </table:table-cell>
          <table:table-cell table:style-name="ce6" office:value-type="string" calcext:value-type="string">
            <text:p>Abacavi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ir 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navir : inhibiteurs de la protéase du VIH</text:p>
          </table:table-cell>
          <table:table-cell table:style-name="ce6" office:value-type="string" calcext:value-type="string">
            <text:p>Indinavir (Crixivan), Saquinavir (Invirase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ud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Antivirales antinéoplasiques  type zidovudine</text:p>
          </table:table-cell>
          <table:table-cell table:style-name="ce6" office:value-type="string" calcext:value-type="string">
            <text:p> 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yzine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Certains composés du groupe des cyclizines</text:p>
          </table:table-cell>
          <table:table-cell table:style-name="ce6" office:value-type="string" calcext:value-type="string">
            <text:p>Hydroxyzine (Atarax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l 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office:value-type="string" calcext:value-type="string">
            <text:p><text:s/>pour les antiagrégants plaquettai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l</text:p>
          </table:table-cell>
          <table:table-cell table:number-columns-repeated="2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office:value-type="string" calcext:value-type="string">
            <text:p><text:s/>pour les antiagrégants plaquettaires</text:p>
          </table:table-cell>
          <table:table-cell table:number-columns-repeated="1018"/>
        </table:table-row>
        <table:table-row table:style-name="ro1" table:number-rows-repeated="10483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8:31:14.995714285</meta:creation-date>
    <meta:generator>LibreOffice/7.3.7.2$Linux_X86_64 LibreOffice_project/30$Build-2</meta:generator>
    <dc:date>2023-04-10T17:23:16.911538592</dc:date>
    <meta:editing-duration>PT41M50S</meta:editing-duration>
    <meta:editing-cycles>8</meta:editing-cycles>
    <meta:document-statistic meta:table-count="1" meta:cell-count="1561" meta:object-count="0"/>
  </office:meta>
</office:document-meta>
</file>